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В магазине ролевой атрибутики (настольные игры, тематические украшения и прочее), не найдя ничего действительно подходящего, наблюдаю, как троим мальчишкам родители покупают дополнение к очередной игре вроде бакуганов (используются карточки, непонятные приспособления, кости 1d6, которые кидают по три, чтобы определить направление и результат действия).</text:p>
      <text:p text:style-name="Standard">Выйдя из магазина сперва наблюдаю за игрой детей, родители которых разошлись по делам, а потом подхожу и прошу объяснить правила. Мальчишки удивляются, что мне это интересно, но я начинаю рассказывать, что взрослые тоже играют в настольные игры, просто они немного сложнее, и начинаю описывать сюжет одной из таких.</text:p>
      <text:p text:style-name="Standard">У нас тоже используются кости, например, для определения вероятности события. Вот въезжает в город персонаж, и игрок бросает кости несколько раз, помогая мастеру определить вероятность происшествия. Выбросил игрок 34, и персонаж удачно доехал до трактира, а выброси он 33 или, того хуже, 32, на него бы напали разбойники в переулке, или что похуже.</text:p>
      <text:p text:style-name="Standard">Далее начинается повествование о персонаже.</text:p>
      <text:p text:style-name="Standard"/>
      <text:p text:style-name="Standard">Парень из параллельной реальности (Не время для драконов, Чародеи) попадает в странный мир и становится агентом высокоразвитой земной цивилизации (Трудно быть богом), получая способности Ведьмака. В городе его принимают за умертвие, которых здесь немало (Девятый) и с помощью магов огня (Аватар) пленят и передают в руки официальных федеральных властей в виде девушки-паладина (Девятый, Жанна д'Арк, Neverwinter Nights), которая оказывается внучатой племянницей дяди прошлого польского короля, правление которого привело к нынешнему разорению стары, так как огромные деньги были израсходованы на содержание контрактной армии, состоявшей из литовских наемников. Теперь страна в глубоком кризисе, армии нет, науки нет, за власть борятся остатки федералов и местные князьки.</text:p>
      <text:p text:style-name="Standard">Немного раненого, но быстро восстанавливающего силы главного героя привозят в некий поселок городского типа с русскими названиями улиц и настойчиво просят найти некое нужное здание. Большинство строений разделены надвое, вернее, состоят из двух частей, построенных в разное время - одна принадлежит низкорослым коренным жителям (Хоббит), а другая поработившим их чужакам (Кин-дза-дза).</text:p>
      <text:p text:style-name="Standard">Найдя нужное здание, которое состоит из девятиэтажки и пятидесятиэтажной башни, часть отряда остается сторожить повозку, а часть заходит внутрь. Подозрительно похожий на Бильбо пожилой коротышка, который должен был провести группу к нужному месту, скрывается в технических переходах среди труб и новеньких синих котлов. Главный герой настигает его только в крохотном лифте, на котором они поднимаются в чей-то кабинет.</text:p>
      <text:p text:style-name="Standard">Герои осматривают кабинет, напоминающий одновременно кабинет волшебника и Синкевича, в поисках некоего артефакта, то ли кольца, то ли подвески с каменным, но весьма реалистичным глазом. Один из оставшихся сторожить повозку воинов от скуки отправляется купаться в озеро, находящееся буквально в десяти метрах от дороги и башни (Готика 1), где находит труп, который один в один похож на нынешнего провожатого главного героя. Внезапно, башня оказывается атакована войсками соседнего князька из требушета. От удара главный герой плюхается на каменный резной стул и находит под бумагами на столе подходящий под описание амулет. В это же время коротышка хватает какую-то назавершенную хозяином кабинета карту, упоминая, что ее утрата будет тяжелее утраты искомого амулета, предвосхищая следующее попадание, успевает (как Рейстлин в Истаре) накрыть себя и сидящего главного героя эльфийским плащом, который делает их обоих невидимыми даже для Смерти и позволяет вместе со стулом просто провалиться сквозь сумрак к подножию башн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3T13:03:20</meta:creation-date>
    <dc:date>2012-11-03T13:44:38</dc:date>
    <meta:editing-duration>PT26M8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8" meta:word-count="506" meta:character-count="3656" meta:non-whitespace-character-count="3158"/>
  </office:meta>
</office:document-meta>
</file>